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31">
            <text:p>1031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82">
            <text:p>1082</text:p>
          </table:table-cell>
          <table:table-cell table:style-name="ce23" office:value-type="float" office:value="195">
            <text:p>19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421">
            <text:p>1421</text:p>
          </table:table-cell>
          <table:table-cell table:style-name="ce23" office:value-type="float" office:value="262">
            <text:p>26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149">
            <text:p>4149</text:p>
          </table:table-cell>
          <table:table-cell table:style-name="ce23" office:value-type="float" office:value="313">
            <text:p>3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797">
            <text:p>34797</text:p>
          </table:table-cell>
          <table:table-cell table:style-name="ce23" office:value-type="float" office:value="4207">
            <text:p>420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38">
            <text:p>1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642">
            <text:p>3642</text:p>
          </table:table-cell>
          <table:table-cell table:style-name="ce23" office:value-type="float" office:value="788">
            <text:p>78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425">
            <text:p>27425</text:p>
          </table:table-cell>
          <table:table-cell table:style-name="ce23" office:value-type="float" office:value="3978">
            <text:p>397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74">
            <text:p>674</text:p>
          </table:table-cell>
          <table:table-cell table:style-name="ce23" office:value-type="float" office:value="148">
            <text:p>1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180">
            <text:p>2180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320">
            <text:p>4320</text:p>
          </table:table-cell>
          <table:table-cell table:style-name="ce23" office:value-type="float" office:value="132">
            <text:p>1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489">
            <text:p>1489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10">
            <text:p>810</text:p>
          </table:table-cell>
          <table:table-cell table:style-name="ce23" office:value-type="float" office:value="132">
            <text:p>1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561">
            <text:p>3561</text:p>
          </table:table-cell>
          <table:table-cell table:style-name="ce23" office:value-type="float" office:value="870">
            <text:p>87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5513">
            <text:p>35513</text:p>
          </table:table-cell>
          <table:table-cell table:style-name="ce23" office:value-type="float" office:value="2836">
            <text:p>28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824">
            <text:p>8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226">
            <text:p>3226</text:p>
          </table:table-cell>
          <table:table-cell table:style-name="ce23" office:value-type="float" office:value="336">
            <text:p>33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6932">
            <text:p>126932</text:p>
          </table:table-cell>
          <table:table-cell table:style-name="ce23" office:value-type="float" office:value="14521">
            <text:p>145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42">
            <text:p>194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1660">
            <text:p>16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194">
            <text:p>4194</text:p>
          </table:table-cell>
          <table:table-cell table:style-name="ce23" office:value-type="float" office:value="918">
            <text:p>9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8750">
            <text:p>28750</text:p>
          </table:table-cell>
          <table:table-cell table:style-name="ce23" office:value-type="float" office:value="145">
            <text:p>1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1843">
            <text:p>31843</text:p>
          </table:table-cell>
          <table:table-cell table:style-name="ce23" office:value-type="float" office:value="214">
            <text:p>2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740">
            <text:p>2740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988">
            <text:p>9988</text:p>
          </table:table-cell>
          <table:table-cell table:style-name="ce23" office:value-type="float" office:value="1655">
            <text:p>16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34">
            <text:p>35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317">
            <text:p>9317</text:p>
          </table:table-cell>
          <table:table-cell table:style-name="ce23" office:value-type="float" office:value="919">
            <text:p>9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6586">
            <text:p>96586</text:p>
          </table:table-cell>
          <table:table-cell table:style-name="ce23" office:value-type="float" office:value="5197">
            <text:p>519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5828">
            <text:p>185828</text:p>
          </table:table-cell>
          <table:table-cell table:style-name="ce23" office:value-type="float" office:value="14296">
            <text:p>1429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12760">
            <text:p>312760</text:p>
          </table:table-cell>
          <table:table-cell table:style-name="ce23" office:value-type="float" office:value="28817">
            <text:p>2881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